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7735" officeooo:paragraph-rsid="00027735"/>
    </style:style>
    <style:style style:name="P2" style:family="paragraph" style:parent-style-name="Standard">
      <style:paragraph-properties fo:text-align="center" style:justify-single-word="false"/>
      <style:text-properties officeooo:rsid="00027735" officeooo:paragraph-rsid="00027735"/>
    </style:style>
    <style:style style:name="P3" style:family="paragraph" style:parent-style-name="Standard">
      <style:paragraph-properties fo:text-align="start" style:justify-single-word="false"/>
      <style:text-properties officeooo:rsid="00027735" officeooo:paragraph-rsid="00027735"/>
    </style:style>
    <style:style style:name="P4" style:family="paragraph" style:parent-style-name="Standard">
      <style:paragraph-properties fo:text-align="start" style:justify-single-word="false"/>
      <style:text-properties officeooo:rsid="0002ec31" officeooo:paragraph-rsid="0002ec31"/>
    </style:style>
    <style:style style:name="P5" style:family="paragraph" style:parent-style-name="Standard">
      <style:paragraph-properties fo:text-align="start" style:justify-single-word="false"/>
      <style:text-properties officeooo:rsid="0002ec31" officeooo:paragraph-rsid="0004928c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27735" officeooo:paragraph-rsid="0002773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2ec31" officeooo:paragraph-rsid="0002ec3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2ec31" officeooo:paragraph-rsid="0002773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04928c" officeooo:paragraph-rsid="0004928c"/>
    </style:style>
    <style:style style:name="P10" style:family="paragraph" style:parent-style-name="Standard">
      <style:paragraph-properties fo:text-align="start" style:justify-single-word="false"/>
      <style:text-properties officeooo:rsid="0006fc3a" officeooo:paragraph-rsid="0006fc3a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4928c" officeooo:paragraph-rsid="0004928c" style:font-weight-asian="bold" style:font-weight-complex="bold"/>
    </style:style>
    <style:style style:name="T1" style:family="text">
      <style:text-properties officeooo:rsid="0004928c"/>
    </style:style>
    <style:style style:name="T2" style:family="text">
      <style:text-properties officeooo:rsid="0006fc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</text:p>
      <text:p text:style-name="P1"/>
      <text:p text:style-name="P6"><text:span text:style-name="T2">StackOverflow</text:span> Project Grading</text:p>
      <text:p text:style-name="P2"/>
      <text:p text:style-name="P3"/>
      <text:p text:style-name="P8">Project:</text:p>
      <text:p text:style-name="P3"/>
      <text:p text:style-name="P4">runs without errors___________________________________________(25)</text:p>
      <text:p text:style-name="P9">all needed libraries included in submission <text:span text:style-name="T2">(requirements.txt with python package needed is ok)</text:span></text:p>
      <text:p text:style-name="P9">(no “runs on my machine”)</text:p>
      <text:p text:style-name="P4"/>
      <text:p text:style-name="P4">grabs data from <text:span text:style-name="T2">StackOverflow</text:span>________________________________________(<text:span text:style-name="T2">25</text:span>)</text:p>
      <text:p text:style-name="P10">grabs the right data – 50 miles from Bridgewater</text:p>
      <text:p text:style-name="P4"/>
      <text:p text:style-name="P10">data parsed and displayed nicely on the desktop</text:p>
      <text:p text:style-name="P5"><text:s text:c="36"/>__________________________________________(<text:span text:style-name="T2">4</text:span>0)</text:p>
      <text:p text:style-name="P4"/>
      <text:p text:style-name="P7">Tests:</text:p>
      <text:p text:style-name="P4"/>
      <text:p text:style-name="P4"><text:span text:style-name="T1">3 reasonable automated </text:span>tests for program__________________________________(<text:span text:style-name="T1">45</text:span>)</text:p>
      <text:p text:style-name="P9">that work – at least one tests for functionality and one tests that it survives bad data</text:p>
      <text:p text:style-name="P9"/>
      <text:p text:style-name="P10">2 user stories provided in the project______________________________________(15)</text:p>
      <text:p text:style-name="P11">Submission:</text:p>
      <text:p text:style-name="P9"/>
      <text:p text:style-name="P9">everything needed to run zipped and submitted_______________________(10)</text:p>
      <text:p text:style-name="P9"/>
      <text:p text:style-name="P9">Submitted on blackboard_______________________________________(10)</text:p>
      <text:p text:style-name="P9"/>
      <text:p text:style-name="P9"/>
      <text:p text:style-name="P4"/>
      <text:p text:style-name="P4"/>
      <text:p text:style-name="P4">Total_______________________________________________________(<text:span text:style-name="T2">17</text:span>0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21:48:16.585976000</meta:creation-date>
    <dc:date>2018-02-08T19:38:17.222825968</dc:date>
    <meta:editing-duration>PT43M24S</meta:editing-duration>
    <meta:editing-cycles>5</meta:editing-cycles>
    <meta:generator>LibreOffice/5.4.2.2$Linux_X86_64 LibreOffice_project/40m0$Build-2</meta:generator>
    <meta:document-statistic meta:table-count="0" meta:image-count="0" meta:object-count="0" meta:page-count="1" meta:paragraph-count="18" meta:word-count="89" meta:character-count="944" meta:non-whitespace-character-count="835"/>
  </office:meta>
</office:document-meta>
</file>